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style:font-name="Times New Roman" fo:font-size="14pt" fo:language="en" fo:country="US" fo:font-weight="bold" style:font-name-asian="Times-Roman" style:font-size-asian="14pt" style:font-weight-asian="bold" style:font-name-complex="Times-Roman" style:font-size-complex="14pt" style:font-weight-complex="bold"/>
    </style:style>
    <style:style style:name="P2" style:family="paragraph" style:parent-style-name="Standard">
      <style:paragraph-properties fo:line-height="100%" fo:text-align="start" style:justify-single-word="false"/>
      <style:text-properties style:font-name="Times New Roman" fo:font-size="14pt" fo:language="en" fo:country="US" style:font-name-asian="Times-Roman" style:font-size-asian="14pt" style:font-name-complex="Times-Roman" style:font-size-complex="14pt"/>
    </style:style>
    <style:style style:name="P3" style:family="paragraph" style:parent-style-name="Standard">
      <style:paragraph-properties fo:line-height="100%" fo:text-align="start" style:justify-single-word="false"/>
      <style:text-properties style:font-name="Times New Roman" fo:font-size="12pt" fo:language="en" fo:country="US" style:font-name-asian="Times-Roman" style:font-size-asian="12pt" style:font-name-complex="Times-Roman" style:font-size-complex="12pt"/>
    </style:style>
    <style:style style:name="P4" style:family="paragraph" style:parent-style-name="Standard">
      <style:paragraph-properties fo:line-height="100%" fo:text-align="start" style:justify-single-word="false"/>
      <style:text-properties style:font-name="Times New Roman" fo:font-size="12pt" fo:language="en" fo:country="US" fo:font-weight="bold" style:font-name-asian="Times-Roman" style:font-size-asian="12pt" style:font-weight-asian="bold" style:font-name-complex="Times-Roman"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mmary of „Data Modeling in Dataspace Support Systems“</text:p>
      <text:p text:style-name="P2"/>
      <text:p text:style-name="P3">In the paper “Data Modeling in Dataspace Support Systems”[1], the authors face the issue of uncertainty in dataspaces. In their view, a dataspace needs to model uncertainty in its core. In their work, they described the concepts of probabilistic mediated schemas and probabilistic mappings as enabling concepts for DSSPs. With this foundation, it is possible to completely bootstrap a <text:span text:style-name="T2">pay-as-you-go</text:span> integration system.</text:p>
      <text:p text:style-name="P3"/>
      <text:p text:style-name="P3">Current data integration systems are essentially a natural extension of traditional databases in that queries are specified in a structured form and data is modeled in one of the traditional data models like relational or XML. The System for data integration also has exact information about how the data in the sources map to the schema used for integration. So, for data integration there is a need for large upfront effort in creating the mediated schema and the schema mappings. Dataspace Support Platforms (DSSP) shall considerable reduce this upfront effort. The system should be able to bootstrap itself and provide useful services with no human intervention. When the data management needs become clearer (through user feedback or as sources are added), the system evolves in a <text:span text:style-name="T2">pay-as-you-go</text:span> fashion.</text:p>
      <text:p text:style-name="P3"/>
      <text:p text:style-name="P4"><text:s/>2 Uncertainty in Data integration</text:p>
      <text:p text:style-name="P4"/>
      <text:p text:style-name="P4">2.1 Sources of Uncertainty</text:p>
      <text:p text:style-name="P3"/>
      <text:p text:style-name="P3"><text:span text:style-name="T1">Uncertain mediated schema:</text:span> The set of schema terms in which queries are posed is called the mediated schema. Not necessarily they cover all the attributes in any source, it cover rather the aspects of the domain that the developer of the application wishes to expose to the user. For several reasons uncertainty happens in the mediated schema. First, if the mediated schema is derived from the data sources during bootstrapping, there will be some uncertainty about the results. When domains are broad, there will be also some uncertainty about how to model them, because in general, there will be overlappings in different topics. </text:p>
      <text:p text:style-name="P3"/>
      <text:p text:style-name="P3"><text:span text:style-name="T1">Uncertain schema mapping:</text:span> Schema mapping defines the semantic relationships between the terms in the sources and the terms used in the mediated schema. Although, schema mappings can be inaccurate. In a dataspace, many of the initial schema mappings are properly automatically derived, and therefore they may inaccurate. In general, it is impossible to create and maintain precise mappings between data sources. </text:p>
      <text:p text:style-name="P3"/>
      <text:p text:style-name="P3"><text:span text:style-name="T1">Uncertain data:</text:span> Some of the data may be obtained by automatisms as data sources may not always be structured well. Additionally, unreliable or inconsistent data may be contained in systems with many sources. </text:p>
      <text:p text:style-name="P3"/>
      <text:p text:style-name="P3"><text:span text:style-name="T1">Uncertain queries:</text:span> Properly, much of the early interaction with a dataspace will be through keyword queries as the users aren't aware of a (non-existent) schema. The queries have to be translated into some structured form so they can be reformulated with respect to the data sources. At this point, multiple candidate structured queries could be generated and thus some uncertainty arises about which query captures the real intention of th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11-05T12:44:58.88</meta:creation-date>
    <meta:generator>OpenOffice/4.1.1$Win32 OpenOffice.org_project/411m6$Build-9775</meta:generator>
    <dc:date>2015-11-19T17:58:56.62</dc:date>
    <dc:creator>David Goeth</dc:creator>
    <meta:editing-duration>PT8H22M45S</meta:editing-duration>
    <meta:editing-cycles>128</meta:editing-cycles>
    <meta:document-statistic meta:table-count="0" meta:image-count="0" meta:object-count="0" meta:page-count="1" meta:paragraph-count="9" meta:word-count="475" meta:character-count="3039"/>
  </office:meta>
</office:document-meta>
</file>